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b75" officeooo:paragraph-rsid="001d1b75"/>
    </style:style>
    <style:style style:name="P2" style:family="paragraph" style:parent-style-name="Standard" style:master-page-name="">
      <style:paragraph-properties fo:margin-left="0.3118in" fo:margin-right="0in" fo:text-indent="0in" style:auto-text-indent="false" style:page-number="auto"/>
      <style:text-properties officeooo:rsid="001d1b75" officeooo:paragraph-rsid="001d1b75"/>
    </style:style>
    <style:style style:name="P3" style:family="paragraph" style:parent-style-name="Standard">
      <style:paragraph-properties fo:margin-left="0.3118in" fo:margin-right="0in" fo:text-indent="0in" style:auto-text-indent="false"/>
      <style:text-properties officeooo:rsid="001d1b75" officeooo:paragraph-rsid="001d1b7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k notes:</text:p>
      <text:p text:style-name="P1"/>
      <text:p text:style-name="P2">Disk_Init() is what allocates space on RAM for our disk image.</text:p>
      <text:p text:style-name="P3"/>
      <text:p text:style-name="P3">Disk_Load(char* file) – the file here is our file system file. <text:s/>This function loads it into the memory space allocated by Disk_Init()</text:p>
      <text:p text:style-name="P3"/>
      <text:p text:style-name="P3">Disk_Save(char* <text:span text:style-name="T1">file</text:span>) – saves the current file that is in RAM to the hard disk file, <text:span text:style-name="T1">file</text:span><text:span text:style-name="T2">. <text:s/>It is this file that needs to be specified in the Disk_Load(). <text:s/>Probably invoked by FS_Sync()</text:span></text:p>
      <text:p text:style-name="P3"/>
      <text:p text:style-name="P3"><text:span text:style-name="T2">Disk_Write(int sector, char* buffer) writes the information contained in </text:span><text:span text:style-name="T1">buffer</text:span><text:span text:style-name="T2"> to the sector specified by </text:span><text:span text:style-name="T1">sector</text:span><text:span text:style-name="T2">. <text:s/>The buffer needs to be of size SECTOR_SIZE, exactly.</text:span></text:p>
      <text:p text:style-name="P3"/>
      <text:p text:style-name="P3"><text:span text:style-name="T2"/></text:p>
      <text:p text:style-name="P3"/>
      <text:p text:style-name="P3"/>
      <text:p text:style-name="P1"/>
      <text:p text:style-name="P1">LibFS notes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2:07:48.321990381</meta:creation-date>
    <dc:date>2015-11-24T14:46:32.897745615</dc:date>
    <meta:editing-duration>PT17S</meta:editing-duration>
    <meta:editing-cycles>1</meta:editing-cycles>
    <meta:document-statistic meta:table-count="0" meta:image-count="0" meta:object-count="0" meta:page-count="1" meta:paragraph-count="6" meta:word-count="93" meta:character-count="571" meta:non-whitespace-character-count="478"/>
    <meta:generator>LibreOffice/4.2.8.2$Linux_X86_64 LibreOffice_project/420m0$Build-2</meta:generator>
  </office:meta>
</office:document-meta>
</file>